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svg:stroke-width="0.035cm" svg:stroke-color="#000000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61cm" svg:stroke-color="#000000" draw:fill="none" fo:padding-top="0.03cm" fo:padding-bottom="0.03cm" fo:padding-left="0.03cm" fo:padding-right="0.03cm"/>
    </style:style>
    <style:style style:name="gr4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49cm" svg:stroke-color="#000000" draw:fill="none" fo:padding-top="0.024cm" fo:padding-bottom="0.024cm" fo:padding-left="0.024cm" fo:padding-right="0.024cm"/>
    </style:style>
    <style:style style:name="gr6" style:family="graphic" style:parent-style-name="standard">
      <style:graphic-properties draw:stroke="none" draw:fill="solid" draw:fill-color="#666666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2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09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7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2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84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04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08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9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48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45cm" svg:stroke-color="#000000" draw:fill="solid" draw:fill-color="#cccccc" fo:padding-top="0.022cm" fo:padding-bottom="0.022cm" fo:padding-left="0.022cm" fo:padding-right="0.022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1cm" fo:min-width="0.635cm" fo:padding-top="0cm" fo:padding-bottom="0cm" fo:padding-left="0cm" fo:padding-right="0cm"/>
    </style:style>
    <style:style style:name="gr22" style:family="graphic" style:parent-style-name="standard">
      <style:graphic-properties svg:stroke-width="0.04cm" draw:marker-start="Arrow" draw:marker-start-width="0.26cm" draw:marker-end="" draw:marker-end-width="0.26cm" draw:textarea-horizontal-align="center" draw:textarea-vertical-align="middle" fo:padding-top="0.02cm" fo:padding-bottom="0.02cm" fo:padding-left="0.02cm" fo:padding-right="0.02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svg:stroke-width="0.04cm" draw:marker-start-width="0.26cm" draw:marker-end="Arrow" draw:marker-end-width="0.26cm" draw:textarea-horizontal-align="center" draw:textarea-vertical-align="middle" fo:padding-top="0.02cm" fo:padding-bottom="0.02cm" fo:padding-left="0.02cm" fo:padding-right="0.02cm"/>
    </style:style>
    <style:style style:name="gr25" style:family="graphic" style:parent-style-name="standard">
      <style:graphic-properties svg:stroke-width="0.04cm" draw:marker-start="Arrow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gr26" style:family="graphic" style:parent-style-name="standard">
      <style:graphic-properties svg:stroke-width="0.04cm" draw:marker-start="" draw:marker-start-width="0.26cm" draw:marker-end="Arrow" draw:marker-end-width="0.26cm" draw:textarea-horizontal-align="center" draw:textarea-vertical-align="middle" fo:padding-top="0.02cm" fo:padding-bottom="0.02cm" fo:padding-left="0.02cm" fo:padding-right="0.02cm"/>
    </style:style>
    <style:style style:name="P1" style:family="paragraph">
      <style:paragraph-properties fo:text-align="center"/>
    </style:style>
    <style:style style:name="T1" style:family="text">
      <style:text-properties fo:color="#000000" fo:font-family="Arial" fo:font-size="10pt" style:font-size-asian="10pt" style:font-size-complex="10pt"/>
    </style:style>
    <style:style style:name="T2" style:family="text">
      <style:text-properties fo:color="#000000" fo:font-family="Arial" fo:font-size="9pt" style:font-size-asian="9pt" style:font-size-complex="9pt"/>
    </style:style>
    <style:style style:name="T3" style:family="text">
      <style:text-properties fo:color="#000000" fo:font-family="Arial" fo:font-size="10pt" fo:font-weight="bold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polygon draw:style-name="gr1" draw:layer="layout" svg:width="6.357cm" svg:height="7.591cm" svg:x="2.544cm" svg:y="0.816cm" svg:viewBox="0 0 6358 7592" draw:points="0,0 6358,0 6358,7592 0,7592">
          <text:p/>
        </draw:polygon>
        <draw:path draw:style-name="gr2" draw:layer="layout" svg:width="0.292cm" svg:height="0.216cm" svg:x="6.83cm" svg:y="4.987cm" svg:viewBox="0 0 293 217" svg:d="m293 217-293-109 293-108c-47 64-47 152 0 217">
          <text:p/>
        </draw:path>
        <draw:path draw:style-name="gr2" draw:layer="layout" svg:width="0.275cm" svg:height="0.202cm" svg:x="5.03cm" svg:y="5.005cm" svg:viewBox="0 0 276 203" svg:d="m276 203-276-101 276-102c-44 61-44 142 0 203">
          <text:p/>
        </draw:path>
        <draw:path draw:style-name="gr2" draw:layer="layout" svg:width="0.286cm" svg:height="0.211cm" svg:x="7.241cm" svg:y="2.336cm" svg:viewBox="0 0 287 212" svg:d="m0 0 287 106-287 106c46-63 46-148 0-212">
          <text:p/>
        </draw:path>
        <draw:line draw:style-name="gr3" draw:layer="layout" svg:x1="8.715cm" svg:y1="2.094cm" svg:x2="9.32cm" svg:y2="2.098cm">
          <text:p/>
        </draw:line>
        <draw:path draw:style-name="gr2" draw:layer="layout" svg:width="0.275cm" svg:height="0.17cm" svg:x="5.408cm" svg:y="2.352cm" svg:viewBox="0 0 276 171" svg:d="m0 0 276 86-276 85c44-51 44-120 0-171">
          <text:p/>
        </draw:path>
        <draw:path draw:style-name="gr4" draw:layer="layout" svg:width="1.498cm" svg:height="0.576cm" svg:x="1.861cm" svg:y="4.277cm" svg:viewBox="0 0 1499 577" svg:d="m0 0c1688 0 1492 577 1492 577">
          <text:p/>
        </draw:path>
        <draw:path draw:style-name="gr2" draw:layer="layout" svg:width="0.417cm" svg:height="0.307cm" svg:x="1.815cm" svg:y="4.124cm" svg:viewBox="0 0 418 308" svg:d="m418 308-418-155 418-153c-67 91-67 215 0 308">
          <text:p/>
        </draw:path>
        <draw:line draw:style-name="gr5" draw:layer="layout" svg:x1="12.34cm" svg:y1="2.939cm" svg:x2="12.985cm" svg:y2="2.939cm">
          <text:p/>
        </draw:line>
        <draw:path draw:style-name="gr2" draw:layer="layout" svg:width="0.286cm" svg:height="0.211cm" svg:x="13.185cm" svg:y="4.017cm" svg:viewBox="0 0 287 212" svg:d="m0 0 287 106-287 106c46-63 45-148 0-212">
          <text:p/>
        </draw:path>
        <draw:path draw:style-name="gr4" draw:layer="layout" svg:width="2.096cm" svg:height="0.081cm" svg:x="1.833cm" svg:y="5.182cm" svg:viewBox="0 0 2097 82" svg:d="m0 82c1688 0 2097-82 2097-82">
          <text:p/>
        </draw:path>
        <draw:path draw:style-name="gr2" draw:layer="layout" svg:width="0.417cm" svg:height="0.306cm" svg:x="1.787cm" svg:y="5.111cm" svg:viewBox="0 0 418 307" svg:d="m418 307-418-153 418-154c-67 90-66 215 0 307">
          <text:p/>
        </draw:path>
        <draw:path draw:style-name="gr4" draw:layer="layout" svg:width="2.218cm" svg:height="0.408cm" svg:x="1.415cm" svg:y="4.817cm" svg:viewBox="0 0 2219 409" svg:d="m0 0c1688 0 2219 409 2219 409">
          <text:p/>
        </draw:path>
        <draw:path draw:style-name="gr2" draw:layer="layout" svg:width="0.417cm" svg:height="0.307cm" svg:x="1.665cm" svg:y="4.437cm" svg:viewBox="0 0 418 308" svg:d="m418 308-418-154 418-154c-68 91-68 216 0 308">
          <text:p/>
        </draw:path>
        <draw:path draw:style-name="gr6" draw:layer="layout" svg:width="0.204cm" svg:height="0.469cm" svg:x="8.377cm" svg:y="2.247cm" svg:viewBox="0 0 205 470" svg:d="m205 234c0 131-47 236-103 236-57 0-102-105-102-236 0-129 45-234 102-234 56 0 103 105 103 234">
          <text:p/>
        </draw:path>
        <draw:path draw:style-name="gr4" draw:layer="layout" svg:width="2.076cm" svg:height="0.327cm" svg:x="1.826cm" svg:y="1.814cm" svg:viewBox="0 0 2077 328" svg:d="m0 0c1403 226 2077 328 2077 328">
          <text:p/>
        </draw:path>
        <draw:path draw:style-name="gr2" draw:layer="layout" svg:width="0.435cm" svg:height="0.303cm" svg:x="3.512cm" svg:y="1.933cm" svg:viewBox="0 0 436 304" svg:d="m46 0 390 215-436 89c79-79 98-203 46-304">
          <text:p/>
        </draw:path>
        <draw:path draw:style-name="gr4" draw:layer="layout" svg:width="2.068cm" svg:height="0.082cm" svg:x="1.826cm" svg:y="2.719cm" svg:viewBox="0 0 2069 83" svg:d="m0 83c1689 0 2069-83 2069-83">
          <text:p/>
        </draw:path>
        <draw:path draw:style-name="gr2" draw:layer="layout" svg:width="0.44cm" svg:height="0.301cm" svg:x="3.5cm" svg:y="2.641cm" svg:viewBox="0 0 441 302" svg:d="m0 0 441 68-380 234c47-102 23-224-61-302">
          <text:p/>
        </draw:path>
        <draw:path draw:style-name="gr4" draw:layer="layout" svg:width="1.766cm" svg:height="0.162cm" svg:x="1.826cm" svg:y="2.268cm" svg:viewBox="0 0 1767 163" svg:d="m0 0c1491 171 1767 163 1767 163">
          <text:p/>
        </draw:path>
        <draw:path draw:style-name="gr2" draw:layer="layout" svg:width="0.443cm" svg:height="0.294cm" svg:x="3.475cm" svg:y="2.281cm" svg:viewBox="0 0 444 295" svg:d="m89 0 355 268-444 27c91-67 126-186 89-295">
          <text:p/>
        </draw:path>
        <draw:path draw:style-name="gr2" draw:layer="layout" svg:width="0.318cm" svg:height="0.491cm" svg:x="8.52cm" svg:y="1.932cm" svg:viewBox="0 0 319 492" svg:d="m319 118-319 374v-492c69 104 198 151 319 118">
          <text:p/>
        </draw:path>
        <draw:frame draw:style-name="gr7" draw:layer="layout" svg:width="0.802cm" svg:height="0.395cm" svg:x="0.501cm" svg:y="1.638cm">
          <draw:text-box>
            <text:p><text:span text:style-name="T1">from </text:span></text:p>
          </draw:text-box>
        </draw:frame>
        <draw:frame draw:style-name="gr8" draw:layer="layout" svg:width="0.819cm" svg:height="0.395cm" svg:x="0.501cm" svg:y="2.062cm">
          <draw:text-box>
            <text:p><text:span text:style-name="T1">client</text:span></text:p>
          </draw:text-box>
        </draw:frame>
        <draw:frame draw:style-name="gr9" draw:layer="layout" svg:width="1.175cm" svg:height="0.395cm" svg:x="0.501cm" svg:y="2.485cm">
          <draw:text-box>
            <text:p><text:span text:style-name="T1">threads</text:span></text:p>
          </draw:text-box>
        </draw:frame>
        <draw:frame draw:style-name="gr10" draw:layer="layout" svg:width="0.294cm" svg:height="0.395cm" svg:x="0.501cm" svg:y="4.108cm">
          <draw:text-box>
            <text:p><text:span text:style-name="T1">to</text:span></text:p>
          </draw:text-box>
        </draw:frame>
        <draw:frame draw:style-name="gr8" draw:layer="layout" svg:width="0.819cm" svg:height="0.395cm" svg:x="0.501cm" svg:y="4.531cm">
          <draw:text-box>
            <text:p><text:span text:style-name="T1">client</text:span></text:p>
          </draw:text-box>
        </draw:frame>
        <draw:frame draw:style-name="gr9" draw:layer="layout" svg:width="1.175cm" svg:height="0.395cm" svg:x="0.501cm" svg:y="4.955cm">
          <draw:text-box>
            <text:p><text:span text:style-name="T1">threads</text:span></text:p>
          </draw:text-box>
        </draw:frame>
        <draw:frame draw:style-name="gr11" draw:layer="layout" svg:width="0.705cm" svg:height="0.357cm" svg:x="3.04cm" svg:y="5.971cm">
          <draw:text-box>
            <text:p><text:span text:style-name="T2">MAC</text:span></text:p>
          </draw:text-box>
        </draw:frame>
        <draw:frame draw:style-name="gr12" draw:layer="layout" svg:width="0.836cm" svg:height="0.357cm" svg:x="2.978cm" svg:y="6.352cm">
          <draw:text-box>
            <text:p><text:span text:style-name="T2">router</text:span></text:p>
          </draw:text-box>
        </draw:frame>
        <draw:frame draw:style-name="gr13" draw:layer="layout" svg:width="1.065cm" svg:height="1.069cm" svg:x="4.763cm" svg:y="2.308cm">
          <draw:text-box>
            <text:p><text:span text:style-name="T2">packet</text:span></text:p>
            <text:p><text:span text:style-name="T2">filter/</text:span></text:p>
            <text:p><text:span text:style-name="T2">forward</text:span></text:p>
          </draw:text-box>
        </draw:frame>
        <draw:frame draw:style-name="gr14" draw:layer="layout" svg:width="0.497cm" svg:height="0.357cm" svg:x="7.087cm" svg:y="7.324cm">
          <draw:text-box>
            <text:p><text:span text:style-name="T2">h/w</text:span></text:p>
          </draw:text-box>
        </draw:frame>
        <draw:frame draw:style-name="gr15" draw:layer="layout" svg:width="1.23cm" svg:height="0.357cm" svg:x="6.853cm" svg:y="7.654cm">
          <draw:text-box>
            <text:p><text:span text:style-name="T2">interface</text:span></text:p>
          </draw:text-box>
        </draw:frame>
        <draw:frame draw:style-name="gr16" draw:layer="layout" svg:width="0.252cm" svg:height="0.357cm" svg:x="3.269cm" svg:y="3.255cm">
          <draw:text-box>
            <text:p><text:span text:style-name="T2">tx</text:span></text:p>
          </draw:text-box>
        </draw:frame>
        <draw:frame draw:style-name="gr17" draw:layer="layout" svg:width="0.908cm" svg:height="0.357cm" svg:x="2.943cm" svg:y="3.636cm">
          <draw:text-box>
            <text:p><text:span text:style-name="T2">arbiter</text:span></text:p>
          </draw:text-box>
        </draw:frame>
        <draw:frame draw:style-name="gr18" draw:layer="layout" svg:width="3.283cm" svg:height="0.395cm" svg:x="4.463cm" svg:y="0.184cm">
          <draw:text-box>
            <text:p><text:span text:style-name="T3">2 port 100Mbit MAC</text:span></text:p>
          </draw:text-box>
        </draw:frame>
        <draw:polygon draw:style-name="gr19" draw:layer="layout" svg:width="1.728cm" svg:height="1.878cm" svg:x="10.599cm" svg:y="1.996cm" svg:viewBox="0 0 1729 1879" draw:points="1729,0 0,0 0,1879 1729,1879">
          <text:p/>
        </draw:polygon>
        <draw:line draw:style-name="gr3" draw:layer="layout" svg:x1="10.604cm" svg:y1="3.747cm" svg:x2="10.012cm" svg:y2="3.724cm">
          <text:p/>
        </draw:line>
        <draw:path draw:style-name="gr2" draw:layer="layout" svg:width="0.322cm" svg:height="0.161cm" svg:x="9.977cm" svg:y="3.654cm" svg:viewBox="0 0 323 162" svg:d="m310 162-310-92 323-70c-55 46-59 111-13 162">
          <text:p/>
        </draw:path>
        <draw:polygon draw:style-name="gr20" draw:layer="layout" svg:width="0.705cm" svg:height="1.401cm" svg:x="9.295cm" svg:y="1.459cm" svg:viewBox="0 0 706 1402" draw:points="706,0 0,0 0,1402 706,1402">
          <text:p/>
        </draw:polygon>
        <draw:path draw:style-name="gr2" draw:layer="layout" svg:width="0.314cm" svg:height="0.16cm" svg:x="9.03cm" svg:y="1.828cm" svg:viewBox="0 0 315 161" svg:d="m1 0 314 81-315 80c50-47 50-113 1-161">
          <text:p/>
        </draw:path>
        <draw:line draw:style-name="gr3" draw:layer="layout" svg:x1="10.01cm" svg:y1="2.184cm" svg:x2="10.603cm" svg:y2="2.185cm">
          <text:p/>
        </draw:line>
        <draw:path draw:style-name="gr2" draw:layer="layout" svg:width="0.315cm" svg:height="0.161cm" svg:x="10.321cm" svg:y="2.103cm" svg:viewBox="0 0 316 162" svg:d="m0 0 316 81-316 81c50-48 50-113 0-162">
          <text:p/>
        </draw:path>
        <draw:path draw:style-name="gr2" draw:layer="layout" svg:width="0.251cm" svg:height="0.128cm" svg:x="12.312cm" svg:y="2.854cm" svg:viewBox="0 0 252 129" svg:d="m252 129-252-65 252-64c-40 38-40 90 0 129">
          <text:p/>
        </draw:path>
        <draw:frame draw:style-name="gr21" draw:layer="layout" svg:width="0.722cm" svg:height="0.395cm" svg:x="11.161cm" svg:y="2.764cm">
          <draw:text-box>
            <text:p><text:span text:style-name="T3">PHY</text:span></text:p>
          </draw:text-box>
        </draw:frame>
        <draw:path draw:style-name="gr19" draw:id="id4" draw:layer="layout" svg:width="1.173cm" svg:height="1.304cm" svg:x="7.567cm" svg:y="1.508cm" svg:viewBox="0 0 1174 1305" svg:d="m0 653c0 360 263 652 587 652s587-292 587-652-263-653-587-653-587 293-587 653z">
          <text:p/>
        </draw:path>
        <draw:path draw:style-name="gr19" draw:id="id1" draw:layer="layout" svg:width="1.173cm" svg:height="1.304cm" svg:x="5.722cm" svg:y="3.296cm" svg:viewBox="0 0 1174 1305" svg:d="m0 653c0 360 263 652 587 652s587-292 587-652-262-653-587-653-587 293-587 653z">
          <text:p/>
        </draw:path>
        <draw:path draw:style-name="gr19" draw:id="id7" draw:layer="layout" svg:width="1.173cm" svg:height="1.304cm" svg:x="2.796cm" svg:y="4.494cm" svg:viewBox="0 0 1174 1305" svg:d="m0 653c0 360 264 652 587 652 324 0 587-292 587-652s-263-653-587-653c-323 0-587 293-587 653z">
          <text:p/>
        </draw:path>
        <draw:path draw:style-name="gr19" draw:id="id6" draw:layer="layout" svg:width="1.173cm" svg:height="1.305cm" svg:x="2.795cm" svg:y="1.841cm" svg:viewBox="0 0 1174 1306" svg:d="m0 654c0 360 264 652 588 652s586-292 586-652-262-654-586-654-588 294-588 654z">
          <text:p/>
        </draw:path>
        <draw:line draw:style-name="gr5" draw:layer="layout" svg:x1="12.35cm" svg:y1="6.178cm" svg:x2="12.995cm" svg:y2="6.178cm">
          <text:p/>
        </draw:line>
        <draw:polygon draw:style-name="gr19" draw:layer="layout" svg:width="1.728cm" svg:height="1.878cm" svg:x="10.609cm" svg:y="5.235cm" svg:viewBox="0 0 1729 1879" draw:points="1729,0 0,0 0,1879 1729,1879">
          <text:p/>
        </draw:polygon>
        <draw:line draw:style-name="gr3" draw:layer="layout" svg:x1="10.614cm" svg:y1="6.986cm" svg:x2="10.022cm" svg:y2="6.963cm">
          <text:p/>
        </draw:line>
        <draw:path draw:style-name="gr2" draw:layer="layout" svg:width="0.322cm" svg:height="0.161cm" svg:x="9.987cm" svg:y="6.893cm" svg:viewBox="0 0 323 162" svg:d="m310 162-310-92 323-70c-55 46-59 111-13 162">
          <text:p/>
        </draw:path>
        <draw:line draw:style-name="gr3" draw:layer="layout" svg:x1="10.02cm" svg:y1="5.423cm" svg:x2="10.613cm" svg:y2="5.424cm">
          <text:p/>
        </draw:line>
        <draw:path draw:style-name="gr2" draw:layer="layout" svg:width="0.315cm" svg:height="0.161cm" svg:x="10.331cm" svg:y="5.342cm" svg:viewBox="0 0 316 162" svg:d="m0 0 316 81-316 81c50-48 50-113 0-162">
          <text:p/>
        </draw:path>
        <draw:path draw:style-name="gr2" draw:layer="layout" svg:width="0.251cm" svg:height="0.128cm" svg:x="12.322cm" svg:y="6.093cm" svg:viewBox="0 0 252 129" svg:d="m252 129-252-65 252-64c-40 38-40 90 0 129">
          <text:p/>
        </draw:path>
        <draw:frame draw:style-name="gr21" draw:layer="layout" svg:width="0.722cm" svg:height="0.395cm" svg:x="11.171cm" svg:y="6.003cm">
          <draw:text-box>
            <text:p><text:span text:style-name="T3">PHY</text:span></text:p>
          </draw:text-box>
        </draw:frame>
        <draw:path draw:style-name="gr2" draw:layer="layout" svg:width="0.286cm" svg:height="0.211cm" svg:x="7.212cm" svg:y="3.965cm" svg:viewBox="0 0 287 212" svg:d="m0 0 287 106-287 106c46-63 46-148 0-212">
          <text:p/>
        </draw:path>
        <draw:line draw:style-name="gr3" draw:layer="layout" svg:x1="8.686cm" svg:y1="3.723cm" svg:x2="9.291cm" svg:y2="3.727cm">
          <text:p/>
        </draw:line>
        <draw:path draw:style-name="gr6" draw:layer="layout" svg:width="0.204cm" svg:height="0.469cm" svg:x="8.348cm" svg:y="3.876cm" svg:viewBox="0 0 205 470" svg:d="m205 234c0 131-47 236-103 236-57 0-102-105-102-236 0-129 45-234 102-234 56 0 103 105 103 234">
          <text:p/>
        </draw:path>
        <draw:path draw:style-name="gr2" draw:layer="layout" svg:width="0.318cm" svg:height="0.491cm" svg:x="8.491cm" svg:y="3.561cm" svg:viewBox="0 0 319 492" svg:d="m319 118-319 374v-492c69 104 198 151 319 118">
          <text:p/>
        </draw:path>
        <draw:polygon draw:style-name="gr20" draw:layer="layout" svg:width="0.705cm" svg:height="1.401cm" svg:x="9.266cm" svg:y="3.088cm" svg:viewBox="0 0 706 1402" draw:points="706,0 0,0 0,1402 706,1402">
          <text:p/>
        </draw:polygon>
        <draw:path draw:style-name="gr2" draw:layer="layout" svg:width="0.314cm" svg:height="0.16cm" svg:x="9.001cm" svg:y="3.457cm" svg:viewBox="0 0 315 161" svg:d="m1 0 314 81-315 80c50-47 50-113 1-161">
          <text:p/>
        </draw:path>
        <draw:path draw:style-name="gr19" draw:id="id2" draw:layer="layout" svg:width="1.173cm" svg:height="1.304cm" svg:x="7.538cm" svg:y="3.137cm" svg:viewBox="0 0 1174 1305" svg:d="m0 653c0 360 263 652 587 652s587-292 587-652-263-653-587-653-587 293-587 653z">
          <text:p/>
        </draw:path>
        <draw:path draw:style-name="gr2" draw:layer="layout" svg:width="0.286cm" svg:height="0.211cm" svg:x="7.231cm" svg:y="5.594cm" svg:viewBox="0 0 287 212" svg:d="m0 0 287 106-287 106c46-63 46-148 0-212">
          <text:p/>
        </draw:path>
        <draw:line draw:style-name="gr3" draw:layer="layout" svg:x1="8.705cm" svg:y1="5.352cm" svg:x2="9.31cm" svg:y2="5.356cm">
          <text:p/>
        </draw:line>
        <draw:path draw:style-name="gr6" draw:layer="layout" svg:width="0.204cm" svg:height="0.469cm" svg:x="8.367cm" svg:y="5.505cm" svg:viewBox="0 0 205 470" svg:d="m205 234c0 131-47 236-103 236-57 0-102-105-102-236 0-129 45-234 102-234 56 0 103 105 103 234">
          <text:p/>
        </draw:path>
        <draw:path draw:style-name="gr2" draw:layer="layout" svg:width="0.318cm" svg:height="0.491cm" svg:x="8.51cm" svg:y="5.19cm" svg:viewBox="0 0 319 492" svg:d="m319 118-319 374v-492c69 104 198 151 319 118">
          <text:p/>
        </draw:path>
        <draw:polygon draw:style-name="gr20" draw:layer="layout" svg:width="0.705cm" svg:height="1.401cm" svg:x="9.285cm" svg:y="4.717cm" svg:viewBox="0 0 706 1402" draw:points="706,0 0,0 0,1402 706,1402">
          <text:p/>
        </draw:polygon>
        <draw:path draw:style-name="gr2" draw:layer="layout" svg:width="0.314cm" svg:height="0.16cm" svg:x="9.02cm" svg:y="5.086cm" svg:viewBox="0 0 315 161" svg:d="m1 0 314 81-315 80c50-47 50-113 1-161">
          <text:p/>
        </draw:path>
        <draw:path draw:style-name="gr19" draw:id="id3" draw:layer="layout" svg:width="1.173cm" svg:height="1.304cm" svg:x="7.557cm" svg:y="4.766cm" svg:viewBox="0 0 1174 1305" svg:d="m0 653c0 360 263 652 587 652s587-292 587-652-263-653-587-653-587 293-587 653z">
          <text:p/>
        </draw:path>
        <draw:path draw:style-name="gr2" draw:layer="layout" svg:width="0.286cm" svg:height="0.211cm" svg:x="7.241cm" svg:y="7.114cm" svg:viewBox="0 0 287 212" svg:d="m0 0 287 106-287 106c46-63 46-148 0-212">
          <text:p/>
        </draw:path>
        <draw:line draw:style-name="gr3" draw:layer="layout" svg:x1="8.715cm" svg:y1="6.872cm" svg:x2="9.32cm" svg:y2="6.876cm">
          <text:p/>
        </draw:line>
        <draw:path draw:style-name="gr6" draw:layer="layout" svg:width="0.204cm" svg:height="0.469cm" svg:x="8.377cm" svg:y="7.025cm" svg:viewBox="0 0 205 470" svg:d="m205 234c0 131-47 236-103 236-57 0-102-105-102-236 0-129 45-234 102-234 56 0 103 105 103 234">
          <text:p/>
        </draw:path>
        <draw:path draw:style-name="gr2" draw:layer="layout" svg:width="0.318cm" svg:height="0.491cm" svg:x="8.52cm" svg:y="6.71cm" svg:viewBox="0 0 319 492" svg:d="m319 118-319 374v-492c69 104 198 151 319 118">
          <text:p/>
        </draw:path>
        <draw:polygon draw:style-name="gr20" draw:layer="layout" svg:width="0.705cm" svg:height="1.401cm" svg:x="9.295cm" svg:y="6.237cm" svg:viewBox="0 0 706 1402" draw:points="706,0 0,0 0,1402 706,1402">
          <text:p/>
        </draw:polygon>
        <draw:path draw:style-name="gr2" draw:layer="layout" svg:width="0.314cm" svg:height="0.16cm" svg:x="9.03cm" svg:y="6.606cm" svg:viewBox="0 0 315 161" svg:d="m1 0 314 81-315 80c50-47 50-113 1-161">
          <text:p/>
        </draw:path>
        <draw:path draw:style-name="gr19" draw:id="id5" draw:layer="layout" svg:width="1.173cm" svg:height="1.304cm" svg:x="7.567cm" svg:y="6.286cm" svg:viewBox="0 0 1174 1305" svg:d="m0 653c0 360 263 652 587 652s587-292 587-652-263-653-587-653-587 293-587 653z">
          <text:p/>
        </draw:path>
        <draw:connector draw:style-name="gr22" draw:text-style-name="P1" draw:layer="layout" svg:x1="6.896cm" svg:y1="3.948cm" svg:x2="7.538cm" svg:y2="3.789cm" draw:start-shape="id1" draw:start-glue-point="1" draw:end-shape="id2" draw:end-glue-point="3" svg:d="m6896 3948h321v-159h321">
          <text:p/>
        </draw:connector>
        <draw:connector draw:style-name="gr23" draw:text-style-name="P1" draw:layer="layout" svg:x1="6.309cm" svg:y1="4.601cm" svg:x2="7.557cm" svg:y2="5.418cm" draw:start-shape="id1" draw:start-glue-point="2" draw:end-shape="id3" draw:end-glue-point="3" svg:d="m6309 4601v817h1248">
          <text:p/>
        </draw:connector>
        <draw:connector draw:style-name="gr24" draw:text-style-name="P1" draw:layer="layout" svg:x1="6.309cm" svg:y1="3.296cm" svg:x2="7.567cm" svg:y2="2.16cm" draw:start-shape="id1" draw:start-glue-point="0" draw:end-shape="id4" draw:end-glue-point="3" svg:d="m6309 3296v-1136h1258">
          <text:p/>
        </draw:connector>
        <draw:connector draw:style-name="gr25" draw:text-style-name="P1" draw:layer="layout" svg:x1="6.309cm" svg:y1="4.601cm" svg:x2="7.567cm" svg:y2="6.938cm" draw:start-shape="id1" draw:start-glue-point="2" draw:end-shape="id5" draw:end-glue-point="3" svg:d="m6309 4601v2337h1258">
          <text:p/>
        </draw:connector>
        <draw:connector draw:style-name="gr24" draw:text-style-name="P1" draw:layer="layout" svg:x1="3.382cm" svg:y1="1.841cm" svg:x2="8.154cm" svg:y2="1.508cm" draw:start-shape="id6" draw:start-glue-point="0" draw:end-shape="id4" svg:d="m3382 1841v-851h4772v518">
          <text:p/>
        </draw:connector>
        <draw:connector draw:style-name="gr24" draw:text-style-name="P1" draw:layer="layout" draw:line-skew="-1.205cm" svg:x1="3.969cm" svg:y1="2.494cm" svg:x2="7.557cm" svg:y2="5.418cm" draw:start-shape="id6" draw:start-glue-point="1" draw:end-shape="id3" draw:end-glue-point="3" svg:d="m3969 2494h589v2924h2999">
          <text:p/>
        </draw:connector>
        <draw:connector draw:style-name="gr26" draw:text-style-name="P1" draw:layer="layout" draw:line-skew="0.008cm" svg:x1="5.722cm" svg:y1="3.948cm" svg:x2="3.97cm" svg:y2="5.146cm" draw:start-shape="id1" draw:start-glue-point="3" draw:end-shape="id7" draw:end-glue-point="1" svg:d="m5722 3948h-868v1198h-8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1cm" fo:margin-right="0.1cm" fo:page-width="13.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1-23T12:55:05</dc:date>
    <meta:generator>OpenOffice.org/3.1$Linux OpenOffice.org_project/310m19$Build-9420</meta:generator>
    <meta:editing-duration>PT00H40M53S</meta:editing-duration>
    <meta:editing-cycles>5</meta:editing-cycles>
    <dc:creator>Dave Lacey</dc:cre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